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Standard" style:list-style-name="L1"/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3953808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text:id="ct681766448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text:id="ct591056144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221915338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81769184">
          <text:insertion>
            <office:change-info>
              <dc:creator>Bob Jacobsen</dc:creator>
              <dc:date>2010-10-08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639538080"/>Introduction (Informative)</text:h>
      <text:p text:style-name="Standard">This specification describes the protocol for transporting OpenLCB datagrams via CAN segments.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639538080"/><text:change-start text:change-id="ct68176644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681766448"/><text:change text:change-id="ct591056144"/><text:change-start text:change-id="ct681769184"/>External certification of parts shall be accepted for conformance to these standards. Conformance with a later version of a standard shall be accepted as conformance with the referenced versions.<text:change-end text:change-id="ct68176918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4975294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2865019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49752944"/><text:change-start text:change-id="ct628650192"/>OpenLCB-CAN Datagram Transport Standard<text:change-end text:change-id="ct628650192"/></text:p>
      </style:header>
      <style:footer>
        <text:tracked-changes>
          <text:changed-region text:id="ct5493768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5027398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502815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49376848"/><text:change-start text:change-id="ct550273984"/><text:span text:style-name="MT2">Copyright 2010, by J. Day, D. Harris, B. Jacobsen, and A. Shepherd</text:span><text:change-end text:change-id="ct550273984"/><text:change text:change-id="ct550281504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5:44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9087467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178339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17723680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636654352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text:id="ct637485664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6805642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1779369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2883371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78373520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90874672"/><text:change-start text:change-id="ct617833968"/>OpenLCB St<text:change-end text:change-id="ct617833968"/><text:change-start text:change-id="ct617723680"/>andard<text:change-end text:change-id="ct61772368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36654352"/><text:change-start text:change-id="ct637485664"/>OpenLCB-CAN Datagram Transport<text:change-end text:change-id="ct63748566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80564208"/><text:change-start text:change-id="ct617793696"/><text:date style:data-style-name="N37" text:date-value="2010-10-08T17:19:56" text:fixed="true">10/08/10</text:date><text:change-end text:change-id="ct617793696"/></text:p>
            </table:table-cell>
            <table:table-cell table:style-name="Table1.C1" office:value-type="string">
              <text:p text:style-name="MP7"><text:change text:change-id="ct628833712"/><text:change-start text:change-id="ct578373520"/>Preliminary<text:change-end text:change-id="ct578373520"/></text:p>
            </table:table-cell>
          </table:table-row>
        </table:table>
        <text:p text:style-name="Header"/>
      </style:header>
      <style:footer>
        <text:tracked-changes>
          <text:changed-region text:id="ct52426852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5013820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9081035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24268528"/><text:change-start text:change-id="ct550138208"/><text:span text:style-name="MT5">10</text:span><text:change-end text:change-id="ct550138208"/><text:span text:style-name="MT5">, by J. Day, D. Harris, B. Jacobsen, </text:span><text:change text:change-id="ct590810352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5:44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5</meta:editing-cycles>
    <meta:editing-duration>PT11H41M10S</meta:editing-duration>
    <meta:generator>OpenOffice.org/3.2$Unix OpenOffice.org_project/320m18$Build-9502</meta:generator>
    <dc:date>2010-10-10T12:15:44</dc:date>
    <dc:creator>Bob Jacobsen</dc:creator>
    <meta:document-statistic meta:table-count="1" meta:image-count="1" meta:object-count="0" meta:page-count="2" meta:paragraph-count="37" meta:word-count="283" meta:character-count="1907"/>
    <meta:user-defined meta:name="Info 1"/>
    <meta:user-defined meta:name="Info 2"/>
    <meta:user-defined meta:name="Info 3"/>
    <meta:user-defined meta:name="Info 4"/>
  </office:meta>
</office:document-meta>
</file>